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4.8mm" svg:y="6.57mm">
            <draw:object draw:notify-on-update-of-ranges="Sheet1.A5:Sheet1.A5 Sheet1.A6:Sheet1.A10 Sheet1.B5:Sheet1.B5 Sheet1.B6:Sheet1.B10 Sheet1.C5:Sheet1.C5 Sheet1.C6:Sheet1.C10 Sheet1.D5:Sheet1.D5 Sheet1.D6:Sheet1.D10 Sheet1.E5:Sheet1.E5 Sheet1.E6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0mm" svg:height="50mm" svg:x="133.45mm" svg:y="65.98mm">
            <draw:object draw:notify-on-update-of-ranges="Sheet1.A17:Sheet1.A20 Sheet1.B16:Sheet1.B16 Sheet1.B17:Sheet1.B20 Sheet1.C16:Sheet1.C16 Sheet1.C17:Sheet1.C20 Sheet1.D16:Sheet1.D16 Sheet1.D17:Sheet1.D20 Sheet1.E16:Sheet1.E16 Sheet1.E17:Sheet1.E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0mm" svg:height="50mm" svg:x="126.55mm" svg:y="189.23mm">
            <draw:object draw:notify-on-update-of-ranges="Sheet1.A45:Sheet1.A45 Sheet1.A46:Sheet1.A50 Sheet1.B45:Sheet1.B45 Sheet1.B46:Sheet1.B50 Sheet1.C45:Sheet1.C45 Sheet1.C46:Sheet1.C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0mm" svg:height="50mm" svg:x="130.42mm" svg:y="125.49mm">
            <draw:object draw:notify-on-update-of-ranges="Sheet1.A30:Sheet1.A30 Sheet1.A31:Sheet1.A35 Sheet1.B30:Sheet1.B30 Sheet1.B31:Sheet1.B35 Sheet1.C30:Sheet1.C30 Sheet1.C31:Sheet1.C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5.1" calcext:value-type="float">
            <text:p>5.1</text:p>
          </table:table-cell>
          <table:table-cell office:value-type="float" office:value="6.808" calcext:value-type="float">
            <text:p>6.808</text:p>
          </table:table-cell>
          <table:table-cell office:value-type="float" office:value="6.812" calcext:value-type="float">
            <text:p>6.812</text:p>
          </table:table-cell>
          <table:table-cell office:value-type="float" office:value="5.602" calcext:value-type="float">
            <text:p>5.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office:value-type="float" office:value="6.012" calcext:value-type="float">
            <text:p>6.012</text:p>
          </table:table-cell>
          <table:table-cell office:value-type="float" office:value="3.652" calcext:value-type="float">
            <text:p>3.652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48" calcext:value-type="float">
            <text:p>7.548</text:p>
          </table:table-cell>
          <table:table-cell office:value-type="float" office:value="4.224" calcext:value-type="float">
            <text:p>4.224</text:p>
          </table:table-cell>
          <table:table-cell office:value-type="float" office:value="1.256" calcext:value-type="float">
            <text:p>1.256</text:p>
          </table:table-cell>
          <table:table-cell office:value-type="float" office:value="0.844" calcext:value-type="float">
            <text:p>0.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722" calcext:value-type="float">
            <text:p>8.722</text:p>
          </table:table-cell>
          <table:table-cell office:value-type="float" office:value="7.348" calcext:value-type="float">
            <text:p>7.348</text:p>
          </table:table-cell>
          <table:table-cell office:value-type="float" office:value="3.078" calcext:value-type="float">
            <text:p>3.078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11.662" calcext:value-type="float">
            <text:p>11.662</text:p>
          </table:table-cell>
          <table:table-cell office:value-type="float" office:value="10.824" calcext:value-type="float">
            <text:p>10.824</text:p>
          </table:table-cell>
          <table:table-cell office:value-type="float" office:value="7.188" calcext:value-type="float">
            <text:p>7.188</text:p>
          </table:table-cell>
          <table:table-cell office:value-type="float" office:value="7.988" calcext:value-type="float">
            <text:p>7.9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6.204" calcext:value-type="float">
            <text:p>16.2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76" calcext:value-type="float">
            <text:p>14.6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8.088" calcext:value-type="float">
            <text:p>8.08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292" calcext:value-type="float">
            <text:p>12.292</text:p>
          </table:table-cell>
          <table:table-cell office:value-type="float" office:value="13.062" calcext:value-type="float">
            <text:p>13.062</text:p>
          </table:table-cell>
          <table:table-cell office:value-type="float" office:value="10.63" calcext:value-type="float">
            <text:p>1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752" calcext:value-type="float">
            <text:p>8.752</text:p>
          </table:table-cell>
          <table:table-cell office:value-type="float" office:value="5.988" calcext:value-type="float">
            <text:p>5.988</text:p>
          </table:table-cell>
          <table:table-cell office:value-type="float" office:value="4.908" calcext:value-type="float">
            <text:p>4.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13.684" calcext:value-type="float">
            <text:p>13.684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644" calcext:value-type="float">
            <text:p>8.644</text:p>
          </table:table-cell>
          <table:table-cell office:value-type="float" office:value="9.824" calcext:value-type="float">
            <text:p>9.824</text:p>
          </table:table-cell>
          <table:table-cell office:value-type="float" office:value="8.06" calcext:value-type="float">
            <text:p>8.06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UTE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10.386" calcext:value-type="float">
            <text:p>10.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7.548" calcext:value-type="float">
            <text:p>7.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722" calcext:value-type="float">
            <text:p>8.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11.662" calcext:value-type="float">
            <text:p>11.66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8.394" calcext:value-type="float">
            <text:p>8.394</text:p>
          </table:table-cell>
          <table:table-cell office:value-type="float" office:value="7.798" calcext:value-type="float">
            <text:p>7.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2.056" calcext:value-type="float">
            <text:p>2.056</text:p>
          </table:table-cell>
          <table:table-cell office:value-type="float" office:value="1.584" calcext:value-type="float">
            <text:p>1.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4.164" calcext:value-type="float">
            <text:p>4.164</text:p>
          </table:table-cell>
          <table:table-cell office:value-type="float" office:value="2.222" calcext:value-type="float">
            <text:p>2.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3.756" calcext:value-type="float">
            <text:p>13.756</text:p>
          </table:table-cell>
          <table:table-cell office:value-type="float" office:value="6.708" calcext:value-type="float">
            <text:p>6.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3.812" calcext:value-type="float">
            <text:p>3.8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 style:data-style-name="N2" text:time-value="17:31:01.26519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6T18:54:27.186082892</dc:date>
    <dc:creator>Ricardo Galli</dc:creator>
    <meta:editing-duration>PT1H11M32S</meta:editing-duration>
    <meta:editing-cycles>6</meta:editing-cycles>
    <meta:generator>LibreOffice/4.4.2.2$Linux_X86_64 LibreOffice_project/40m0$Build-2</meta:generator>
    <meta:document-statistic meta:table-count="1" meta:cell-count="105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5:Sheet1.E1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6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" chart:label-cell-address="Sheet1.B5:Sheet1.B5" chart:class="chart:bar">
            <chart:data-point chart:repeated="5"/>
          </chart:series>
          <chart:series chart:style-name="ch8" chart:values-cell-range-address="Sheet1.C6:Sheet1.C10" chart:label-cell-address="Sheet1.C5:Sheet1.C5" chart:class="chart:bar">
            <chart:data-point chart:repeated="5"/>
          </chart:series>
          <chart:series chart:style-name="ch9" chart:values-cell-range-address="Sheet1.D6:Sheet1.D10" chart:label-cell-address="Sheet1.D5:Sheet1.D5" chart:class="chart:bar">
            <chart:data-point chart:repeated="5"/>
          </chart:series>
          <chart:series chart:style-name="ch10" chart:values-cell-range-address="Sheet1.E6:Sheet1.E10" chart:label-cell-address="Sheet1.E5:Sheet1.E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64</text:p>
                <draw:g>
                  <svg:desc>Sheet1.C5:Sheet1.C5</svg:desc>
                </draw:g>
              </table:table-cell>
              <table:table-cell office:value-type="string">
                <text:p>1024</text:p>
                <draw:g>
                  <svg:desc>Sheet1.D5:Sheet1.D5</svg:desc>
                </draw:g>
              </table:table-cell>
              <table:table-cell office:value-type="string">
                <text:p>4096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6:Sheet1.A10</svg:desc>
                </draw:g>
              </table:table-cell>
              <table:table-cell office:value-type="float" office:value="5.1">
                <text:p>5.1</text:p>
                <draw:g>
                  <svg:desc>Sheet1.B6:Sheet1.B10</svg:desc>
                </draw:g>
              </table:table-cell>
              <table:table-cell office:value-type="float" office:value="6.808">
                <text:p>6.808</text:p>
                <draw:g>
                  <svg:desc>Sheet1.C6:Sheet1.C10</svg:desc>
                </draw:g>
              </table:table-cell>
              <table:table-cell office:value-type="float" office:value="6.812">
                <text:p>6.812</text:p>
                <draw:g>
                  <svg:desc>Sheet1.D6:Sheet1.D10</svg:desc>
                </draw:g>
              </table:table-cell>
              <table:table-cell office:value-type="float" office:value="5.602">
                <text:p>5.602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  <table:table-cell office:value-type="float" office:value="6.012">
                <text:p>6.012</text:p>
              </table:table-cell>
              <table:table-cell office:value-type="float" office:value="3.652">
                <text:p>3.6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48">
                <text:p>7.548</text:p>
              </table:table-cell>
              <table:table-cell office:value-type="float" office:value="4.224">
                <text:p>4.224</text:p>
              </table:table-cell>
              <table:table-cell office:value-type="float" office:value="1.256">
                <text:p>1.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722">
                <text:p>8.722</text:p>
              </table:table-cell>
              <table:table-cell office:value-type="float" office:value="7.348">
                <text:p>7.348</text:p>
              </table:table-cell>
              <table:table-cell office:value-type="float" office:value="3.078">
                <text:p>3.07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11.662">
                <text:p>11.662</text:p>
              </table:table-cell>
              <table:table-cell office:value-type="float" office:value="10.824">
                <text:p>10.824</text:p>
              </table:table-cell>
              <table:table-cell office:value-type="float" office:value="7.188">
                <text:p>7.188</text:p>
              </table:table-cell>
              <table:table-cell office:value-type="float" office:value="7.988">
                <text:p>7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16:Sheet1.E20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17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0" chart:label-cell-address="Sheet1.B16:Sheet1.B16" chart:class="chart:bar">
            <chart:data-point chart:repeated="4"/>
          </chart:series>
          <chart:series chart:style-name="ch8" chart:values-cell-range-address="Sheet1.C17:Sheet1.C20" chart:label-cell-address="Sheet1.C16:Sheet1.C16" chart:class="chart:bar">
            <chart:data-point chart:repeated="4"/>
          </chart:series>
          <chart:series chart:style-name="ch9" chart:values-cell-range-address="Sheet1.D17:Sheet1.D20" chart:label-cell-address="Sheet1.D16:Sheet1.D16" chart:class="chart:bar">
            <chart:data-point chart:repeated="4"/>
          </chart:series>
          <chart:series chart:style-name="ch10" chart:values-cell-range-address="Sheet1.E17:Sheet1.E20" chart:label-cell-address="Sheet1.E16:Sheet1.E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6:Sheet1.B16</svg:desc>
                </draw:g>
              </table:table-cell>
              <table:table-cell office:value-type="string">
                <text:p>64</text:p>
                <draw:g>
                  <svg:desc>Sheet1.C16:Sheet1.C16</svg:desc>
                </draw:g>
              </table:table-cell>
              <table:table-cell office:value-type="string">
                <text:p>1024</text:p>
                <draw:g>
                  <svg:desc>Sheet1.D16:Sheet1.D16</svg:desc>
                </draw:g>
              </table:table-cell>
              <table:table-cell office:value-type="string">
                <text:p>4096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17:Sheet1.A20</svg:desc>
                </draw:g>
              </table:table-cell>
              <table:table-cell office:value-type="float" office:value="8.088">
                <text:p>8.088</text:p>
                <draw:g>
                  <svg:desc>Sheet1.B17:Sheet1.B20</svg:desc>
                </draw:g>
              </table:table-cell>
              <table:table-cell office:value-type="float" office:value="17.154">
                <text:p>17.154</text:p>
                <draw:g>
                  <svg:desc>Sheet1.C17:Sheet1.C20</svg:desc>
                </draw:g>
              </table:table-cell>
              <table:table-cell office:value-type="float" office:value="12.568">
                <text:p>12.568</text:p>
                <draw:g>
                  <svg:desc>Sheet1.D17:Sheet1.D20</svg:desc>
                </draw:g>
              </table:table-cell>
              <table:table-cell office:value-type="float" office:value="15.48">
                <text:p>15.48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14.136">
                <text:p>14.136</text:p>
              </table:table-cell>
              <table:table-cell office:value-type="float" office:value="12.292">
                <text:p>12.292</text:p>
              </table:table-cell>
              <table:table-cell office:value-type="float" office:value="13.062">
                <text:p>13.06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752">
                <text:p>8.752</text:p>
              </table:table-cell>
              <table:table-cell office:value-type="float" office:value="5.988">
                <text:p>5.988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13.684">
                <text:p>13.684</text:p>
              </table:table-cell>
              <table:table-cell office:value-type="float" office:value="13.87">
                <text:p>13.87</text:p>
              </table:table-cell>
              <table:table-cell office:value-type="float" office:value="16.55">
                <text:p>16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45:Sheet1.C50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46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bar">
            <chart:data-point chart:repeated="5"/>
          </chart:series>
          <chart:series chart:style-name="ch8" chart:values-cell-range-address="Sheet1.C46:Sheet1.C50" chart:label-cell-address="Sheet1.C45:Sheet1.C4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45:Sheet1.B45</svg:desc>
                </draw:g>
              </table:table-cell>
              <table:table-cell office:value-type="string">
                <text:p>Xeon (HTM)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6:Sheet1.A50</svg:desc>
                </draw:g>
              </table:table-cell>
              <table:table-cell office:value-type="float" office:value="8.394">
                <text:p>8.394</text:p>
                <draw:g>
                  <svg:desc>Sheet1.B46:Sheet1.B50</svg:desc>
                </draw:g>
              </table:table-cell>
              <table:table-cell office:value-type="float" office:value="7.798">
                <text:p>7.798</text:p>
                <draw:g>
                  <svg:desc>Sheet1.C46:Sheet1.C5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2.056">
                <text:p>2.056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4.164">
                <text:p>4.164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3.756">
                <text:p>13.756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3.812">
                <text:p>3.8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30:Sheet1.C35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bar">
            <chart:data-point chart:repeated="5"/>
          </chart:series>
          <chart:series chart:style-name="ch8" chart:values-cell-range-address="Sheet1.C31:Sheet1.C35" chart:label-cell-address="Sheet1.C30:Sheet1.C3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30:Sheet1.B30</svg:desc>
                </draw:g>
              </table:table-cell>
              <table:table-cell office:value-type="string">
                <text:p>Xeon (HTM)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31:Sheet1.A35</svg:desc>
                </draw:g>
              </table:table-cell>
              <table:table-cell office:value-type="float" office:value="14.136">
                <text:p>14.136</text:p>
                <draw:g>
                  <svg:desc>Sheet1.B31:Sheet1.B35</svg:desc>
                </draw:g>
              </table:table-cell>
              <table:table-cell office:value-type="float" office:value="5.1">
                <text:p>5.1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10.386">
                <text:p>10.38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2.796">
                <text:p>12.796</text:p>
              </table:table-cell>
              <table:table-cell office:value-type="float" office:value="8.722">
                <text:p>8.722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11.662">
                <text:p>11.6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